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09330912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9506752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09510400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09515408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09648000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1.1.2$Linux_X86_64 LibreOffice_project/fe0b08f4af1bacafe4c7ecc87ce55bb426164676</meta:generator>
    <meta:editing-duration>PT4H22M2S</meta:editing-duration>
    <meta:editing-cycles>38</meta:editing-cycles>
    <dc:date>2021-04-11T08:47:58.735572819</dc:date>
    <dc:subject>Vorlage für allgemeine Notenzeugnisse im Bereich Sek. I</dc:subject>
    <dc:description>#*** MINION 1.0 ***#
# ************** Metadaten für SekI-Zeugnis-Vorlage **************

*B_T: [TEXT]

COMMENT: [FROM *B_T TEXT]

ISSUE_D: [DATE]
DOB_D: [DATE]
ENTRY_D: [DATE]

G.*: [MAPSELECT {
    1: &lt;&lt;&lt;sehr gut&gt;&gt;&gt;
    2: gut
    3: befriedigend
    4: ausreichend
    5: mangelhaft
    6: ungenügend
    nt: &lt;&lt;&lt;nicht teilgenommen&gt;&gt;&gt;
    t: teilgenommen
    *: ––––––
    nb: &lt;&lt;&lt;kann nicht beurteilt werden&gt;&gt;&gt;
    }]

LEVEL: [MAPFROM STREAM {
    Gym: Gymnasium
    RS: Realschule
    HS: Hauptschule
    }]

NOCOMMENT: [IF COMMENT &lt;&lt;&lt;&gt;&gt;&gt; ––––––––––]

ZEUGNIS: [UPPER Zeugnis]

Zeugnis: [SELECT [Zeugnis Zwischenzeugnis]]
</dc:description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usr/lib/libreoffice/share/template/common/styles/Modern.ott" meta:date="2020-10-13T10:48:30.585333728"/>
  </office:meta>
</office:document-meta>
</file>